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5" style:family="paragraph" style:parent-style-name="Text_20_body">
      <style:text-properties fo:language="en" fo:country="US" fo:font-weight="bold" officeooo:rsid="0010e3f6" officeooo:paragraph-rsid="000d8534" style:font-weight-asian="bold" style:font-weight-complex="bold"/>
    </style:style>
    <style:style style:name="P6" style:family="paragraph" style:parent-style-name="Text_20_body">
      <style:text-properties fo:language="en" fo:country="US" officeooo:rsid="0010e3f6" officeooo:paragraph-rsid="000d8534"/>
    </style:style>
    <style:style style:name="P7" style:family="paragraph" style:parent-style-name="Text_20_body">
      <style:text-properties fo:language="en" fo:country="US" officeooo:rsid="0010e3f6"/>
    </style:style>
    <style:style style:name="P8" style:family="paragraph" style:parent-style-name="Text_20_body">
      <style:text-properties fo:language="en" fo:country="US" fo:font-weight="normal" officeooo:rsid="0010e3f6" officeooo:paragraph-rsid="000d8534" style:font-weight-asian="normal" style:font-weight-complex="normal"/>
    </style:style>
    <style:style style:name="P9" style:family="paragraph" style:parent-style-name="Text_20_body">
      <style:text-properties fo:language="en" fo:country="US" officeooo:paragraph-rsid="000d8534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Text_20_body">
      <style:text-properties fo:language="en" fo:country="US"/>
    </style:style>
    <style:style style:name="P12" style:family="paragraph" style:parent-style-name="Text_20_body">
      <style:text-properties fo:language="en" fo:country="US" officeooo:rsid="000ba19a" officeooo:paragraph-rsid="000ba19a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4" style:family="paragraph" style:parent-style-name="Titulo">
      <style:text-properties fo:language="en" fo:country="US"/>
    </style:style>
    <style:style style:name="P15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7d52d"/>
    </style:style>
    <style:style style:name="P16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US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7d52d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7d52d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7d52d" style:text-blinking="false" fo:background-color="transparent" style:font-size-asian="12pt" style:font-size-complex="12pt"/>
    </style:style>
    <style:style style:name="P20" style:family="paragraph" style:parent-style-name="Titulo">
      <style:text-properties fo:font-variant="normal" fo:text-transform="none" fo:language="en" fo:country="US"/>
    </style:style>
    <style:style style:name="P21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7d52d" style:text-blinking="false" fo:background-color="transparent" loext:padding="0cm" loext:border="none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7d52d" style:font-size-asian="24pt" style:font-weight-asian="bold" style:font-size-complex="24pt" style:font-weight-complex="bold"/>
    </style:style>
    <style:style style:name="P23" style:family="paragraph" style:parent-style-name="Standard">
      <style:text-properties style:font-name="Calibri" fo:font-size="12pt" fo:language="en" fo:country="US" officeooo:paragraph-rsid="0017d52d" style:font-size-asian="12pt" style:font-size-complex="12pt"/>
    </style:style>
    <style:style style:name="P24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7d52d" style:font-size-asian="12pt" style:font-size-complex="12pt"/>
    </style:style>
    <style:style style:name="P25" style:family="paragraph" style:parent-style-name="Standard">
      <style:text-properties style:font-name="Calibri" fo:font-size="12pt" officeooo:paragraph-rsid="0017d52d" style:font-size-asian="12pt" style:font-size-complex="12pt"/>
    </style:style>
    <style:style style:name="P26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7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8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29" style:family="paragraph" style:parent-style-name="Standard">
      <style:text-properties officeooo:paragraph-rsid="0017d52d"/>
    </style:style>
    <style:style style:name="P30" style:family="paragraph" style:parent-style-name="Standard" style:master-page-name="First_20_Page">
      <style:paragraph-properties style:page-number="auto"/>
      <style:text-properties officeooo:paragraph-rsid="0017d52d"/>
    </style:style>
    <style:style style:name="P31" style:family="paragraph" style:parent-style-name="Standard" style:master-page-name="Index">
      <style:paragraph-properties style:page-number="auto"/>
      <style:text-properties fo:language="en" fo:country="US"/>
    </style:style>
    <style:style style:name="P32" style:family="paragraph" style:parent-style-name="Titulo" style:master-page-name="Standard">
      <style:paragraph-properties style:page-number="auto"/>
      <style:text-properties fo:language="en" fo:country="US"/>
    </style:style>
    <style:style style:name="P33" style:family="paragraph" style:parent-style-name="Heading_20_1">
      <style:text-properties fo:language="en" fo:country="US"/>
    </style:style>
    <style:style style:name="P34" style:family="paragraph" style:parent-style-name="Heading_20_2">
      <style:text-properties fo:language="en" fo:country="US"/>
    </style:style>
    <style:style style:name="P35" style:family="paragraph" style:parent-style-name="Heading_20_2">
      <style:text-properties fo:language="en" fo:country="US" officeooo:rsid="0010e3f6" officeooo:paragraph-rsid="000d8534"/>
    </style:style>
    <style:style style:name="P36" style:family="paragraph" style:parent-style-name="Text_20_body" style:list-style-name="L1">
      <style:text-properties fo:language="en" fo:country="US" officeooo:rsid="000ba19a" officeooo:paragraph-rsid="000ba19a"/>
    </style:style>
    <style:style style:name="P37" style:family="paragraph" style:parent-style-name="Text_20_body" style:list-style-name="L1">
      <style:text-properties fo:language="en" fo:country="US" officeooo:rsid="000d8534" officeooo:paragraph-rsid="000d8534"/>
    </style:style>
    <style:style style:name="P38" style:family="paragraph" style:parent-style-name="Text_20_body" style:list-style-name="L1">
      <style:text-properties fo:language="en" fo:country="US" officeooo:rsid="000ef214" officeooo:paragraph-rsid="000ef214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1906f2"/>
    </style:style>
    <style:style style:name="T3" style:family="text">
      <style:text-properties fo:color="#999966" loext:opacity="100%" officeooo:rsid="001a21de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2b44f" style:font-weight-asian="bold" style:font-weight-complex="bold"/>
    </style:style>
    <style:style style:name="T8" style:family="text">
      <style:text-properties fo:font-weight="bold" officeooo:rsid="0014da36" style:font-weight-asian="bold" style:font-weight-complex="bold"/>
    </style:style>
    <style:style style:name="T9" style:family="text">
      <style:text-properties fo:font-weight="bold" officeooo:rsid="0018a37b" style:font-weight-asian="bold" style:font-weight-complex="bold"/>
    </style:style>
    <style:style style:name="T10" style:family="text">
      <style:text-properties fo:font-weight="bold" officeooo:rsid="000e1984" style:font-weight-asian="bold" style:font-weight-complex="bold"/>
    </style:style>
    <style:style style:name="T11" style:family="text">
      <style:text-properties fo:font-weight="bold" officeooo:rsid="000f2e27" style:font-weight-asian="bold" style:font-weight-complex="bold"/>
    </style:style>
    <style:style style:name="T12" style:family="text">
      <style:text-properties fo:font-weight="bold" officeooo:rsid="001103ca" style:font-weight-asian="bold" style:font-weight-complex="bold"/>
    </style:style>
    <style:style style:name="T13" style:family="text">
      <style:text-properties fo:font-weight="bold" officeooo:rsid="0010e3f6" style:font-weight-asian="bold" style:font-weight-complex="bold"/>
    </style:style>
    <style:style style:name="T14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16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7d52d" style:text-blinking="false" fo:background-color="transparent" loext:char-shading-value="0"/>
    </style:style>
    <style:style style:name="T18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7d52d" style:text-blinking="false" fo:background-color="transparent" loext:char-shading-value="0" style:font-size-asian="36pt" style:font-size-complex="36pt"/>
    </style:style>
    <style:style style:name="T21" style:family="text">
      <style:text-properties style:font-name="Calibri" fo:font-size="12pt" style:font-size-asian="12pt" style:font-size-complex="12pt"/>
    </style:style>
    <style:style style:name="T22" style:family="text">
      <style:text-properties officeooo:rsid="000d8534"/>
    </style:style>
    <style:style style:name="T23" style:family="text">
      <style:text-properties officeooo:rsid="0018a37b"/>
    </style:style>
    <style:style style:name="T24" style:family="text">
      <style:text-properties officeooo:rsid="0014da36"/>
    </style:style>
    <style:style style:name="T25" style:family="text">
      <style:text-properties officeooo:rsid="00136ffc"/>
    </style:style>
    <style:style style:name="T26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7" style:family="text">
      <style:text-properties fo:color="#1155cc" loext:opacity="100%" style:text-underline-style="solid" style:text-underline-width="auto" style:text-underline-color="font-color"/>
    </style:style>
    <style:style style:name="T28" style:family="text">
      <style:text-properties officeooo:rsid="002332ea"/>
    </style:style>
    <style:style style:name="T29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0" text:name="NumeroTema"/>
        <text:user-field-decl office:value-type="string" office:string-value="Linux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16"/>
          <text:p text:style-name="P16"><text:user-field-get text:name="Modulo">Computer Systems</text:user-field-get></text:p>
          <text:p text:style-name="P16">CFGS DAW</text:p>
        </draw:text-box>
      </draw:frame>
      <text:p text:style-name="P30"/>
      <text:p text:style-name="P29"/>
      <text:p text:style-name="P29"/>
      <text:p text:style-name="P29"/>
      <text:p text:style-name="P22"><text:span text:style-name="T15">Computer Systems – </text:span><text:span text:style-name="T16">Activities </text:span><text:span text:style-name="T17">2</text:span><text:span text:style-name="T18"><text:line-break/></text:span><text:span text:style-name="T19">UD </text:span><text:span text:style-name="T20">10</text:span><text:span text:style-name="T19">. </text:span><text:span text:style-name="T26"><text:user-field-get text:name="Tema">Linux</text:user-field-get></text:span></text:p>
      <text:p text:style-name="P21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18">Sergio García / Alfredo Oltra</text:p>
      <text:p text:style-name="P17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7">s</text:span></text:a></text:p>
      <text:p text:style-name="P15"><text:a xlink:type="simple" xlink:href="mailto:alfredo.oltra@ceedcv.es" text:style-name="Internet_20_link" text:visited-style-name="Visited_20_Internet_20_Link"><text:span text:style-name="T21">alfredo.oltra</text:span></text:a><text:a xlink:type="simple" xlink:href="mailto:alfredo.oltra@ceedcv.es" text:style-name="Internet_20_link" text:visited-style-name="Visited_20_Internet_20_Link"><text:span text:style-name="T21">@</text:span></text:a><text:a xlink:type="simple" xlink:href="mailto:alfredo.oltra@ceedcv.es" text:style-name="Internet_20_link" text:visited-style-name="Visited_20_Internet_20_Link"><text:span text:style-name="T21">ceedcv.e</text:span></text:a><text:a xlink:type="simple" xlink:href="mailto:alfredo.oltra@ceedcv.es" text:style-name="Internet_20_link" text:visited-style-name="Visited_20_Internet_20_Link"><text:span text:style-name="T14">s</text:span></text:a></text:p>
      <text:p text:style-name="P19">20<text:span text:style-name="T28">22</text:span>/20<text:span text:style-name="T29">2</text:span><text:span text:style-name="T28">3</text:span></text:p>
      <text:p text:style-name="P24"><text:tab/><text:tab/><text:tab/><text:tab/><text:tab/><text:tab/><text:tab/><text:tab/><text:tab/><text:tab/>Versión:<text:date style:data-style-name="N105" text:date-value="2022-07-29T21:02:27.058999794">220729</text:date>.<text:time style:data-style-name="N104" text:time-value="2022-07-29T21:02:27.059999965">2102</text:time></text:p>
      <text:p text:style-name="P25"/>
      <text:p text:style-name="P23"/>
      <text:p text:style-name="P10"/>
      <text:p text:style-name="P31"/>
      <text:p text:style-name="P28">Licencia</text:p>
      <text:p text:style-name="P10"/>
      <text:p text:style-name="P27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6"/>
      <text:p text:style-name="P26"><text:s/></text:p>
      <text:p text:style-name="P28">Nomenclatura</text:p>
      <text:p text:style-name="P11"/>
      <text:p text:style-name="P11">A lo largo de este tema se utilizarán distintos símbolos para distinguir elementos importantes dentro del contenido. Estos símbolos son:</text:p>
      <text:p text:style-name="P11"/>
      <text:p text:style-name="P13"><text:span text:style-name="T5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P11"/>
      <text:p text:style-name="P13"><text:span text:style-name="T5"> </text:span>Atención. Hace referencia a un tipo de actividad donde los alumnos suelen cometer equivocaciones. </text:p>
      <text:p text:style-name="P13"/>
      <text:p text:style-name="P13"/>
      <text:h text:style-name="P33" text:outline-level="1" text:is-list-header="true"/>
      <text:p text:style-name="P10"/>
      <text:p text:style-name="P10"/>
      <text:p text:style-name="P10"/>
      <text:p text:style-name="P32">UD0<text:user-field-get text:name="NumeroTema">10</text:user-field-get>. <text:user-field-get text:name="Tema">Linux</text:user-field-get></text:p>
      <text:p text:style-name="P20">Activities <text:span text:style-name="T22">2</text:span></text:p>
      <text:p text:style-name="P14"/>
      <text:h text:style-name="P34" text:outline-level="2">Activity 1</text:h>
      <text:p text:style-name="P12">Investigate and post/discuss in the forum some of these topics <text:s/>(remember, there is an extra point for participate in the forum):</text:p>
      <text:list xml:id="list4052288145" text:style-name="L1">
        <text:list-item>
          <text:p text:style-name="P36">What is /dev directory and explain how to mount a unit.</text:p>
        </text:list-item>
        <text:list-item>
          <text:p text:style-name="P36">What is file “/etc/fstab”. </text:p>
        </text:list-item>
        <text:list-item>
          <text:p text:style-name="P36">Differences between hard links and symbolic links.</text:p>
        </text:list-item>
        <text:list-item>
          <text:p text:style-name="P37">Examples of files with SetUID activated and why they need it.</text:p>
        </text:list-item>
        <text:list-item>
          <text:p text:style-name="P37">Security problems with bit SetUID</text:p>
        </text:list-item>
        <text:list-item>
          <text:p text:style-name="P38">Any other Linux topic that you <text:span text:style-name="T25">consider</text:span> <text:span text:style-name="T25">interesting</text:span> or difficult.</text:p>
        </text:list-item>
      </text:list>
      <text:h text:style-name="P35" text:outline-level="2">Activity 2</text:h>
      <text:p text:style-name="P7">Do the suggested actions on Linux console and write the command used to perform each one.</text:p>
      <text:p text:style-name="P5">1. Go to <text:span text:style-name="T23">your home</text:span> directory.</text:p>
      <text:p text:style-name="P6"/>
      <text:p text:style-name="P5">2. Create directory PRACTICA on <text:span text:style-name="T23">your home</text:span> directory.</text:p>
      <text:p text:style-name="P6"/>
      <text:p text:style-name="P5">3. Change current directory to PRACTICA.</text:p>
      <text:p text:style-name="P6"/>
      <text:p text:style-name="P5">4. Create sub-directory DATOS in PRACTICA.</text:p>
      <text:p text:style-name="P6"/>
      <text:p text:style-name="P5">5. Change current directory to DATOS</text:p>
      <text:p text:style-name="P8"/>
      <text:p text:style-name="P5">6. (Outside of <text:span text:style-name="T23">Linux</text:span> console) Create a file texto.txt with your name and surname inside</text:p>
      <text:p text:style-name="P5"/>
      <text:p text:style-name="P5">7. Copy file texto.txt to texto.bak</text:p>
      <text:p text:style-name="P5"/>
      <text:p text:style-name="P6"><text:span text:style-name="T11">8.</text:span><text:span text:style-name="T6"> Copy file texto.txt to texto.ba</text:span><text:span text:style-name="T7">s</text:span></text:p>
      <text:p text:style-name="P5"/>
      <text:p text:style-name="P5"/>
      <text:p text:style-name="P5"/>
      <text:p text:style-name="P6"><text:soft-page-break/><text:span text:style-name="T6">9. </text:span><text:span text:style-name="T7">Execute command </text:span><text:span text:style-name="T12">LS</text:span><text:span text:style-name="T7"> using wildcards to only show files that start with TEX and its two first extension characters would be BA</text:span><text:span text:style-name="T6">.</text:span></text:p>
      <text:p text:style-name="P5"/>
      <text:p text:style-name="P6"><text:span text:style-name="T6">10. </text:span><text:span text:style-name="T8">Create file salida.txt using a redirected output using the command of the last exercise</text:span><text:span text:style-name="T6">.</text:span></text:p>
      <text:p text:style-name="P5"/>
      <text:p text:style-name="P6"><text:span text:style-name="T6">11. </text:span><text:span text:style-name="T8">Check the content of salida.txt using command </text:span><text:span text:style-name="T10">CAT</text:span><text:span text:style-name="T8">.</text:span></text:p>
      <text:p text:style-name="P5"/>
      <text:p text:style-name="P6"><text:span text:style-name="T6">12. </text:span><text:span text:style-name="T8">Rename</text:span><text:span text:style-name="T6"> </text:span><text:span text:style-name="T8">file </text:span><text:span text:style-name="T6">salida.txt </text:span><text:span text:style-name="T8">to</text:span><text:span text:style-name="T6"> salida.dat</text:span></text:p>
      <text:p text:style-name="P5"/>
      <text:p text:style-name="P6"><text:span text:style-name="T6">1</text:span><text:span text:style-name="T9">3</text:span><text:span text:style-name="T6">. (Outside of </text:span><text:span text:style-name="T9">Linux</text:span><text:span text:style-name="T6"> console) </text:span><text:span text:style-name="T8">Create file c</text:span><text:span text:style-name="T6">lasi.dat </text:span><text:span text:style-name="T8">with:</text:span></text:p>
      <text:p text:style-name="P6">1 Valencia CF</text:p>
      <text:p text:style-name="P6">2 At. Madrid</text:p>
      <text:p text:style-name="P6">3 Villarreal CF</text:p>
      <text:p text:style-name="P6">4 FC Barcelona</text:p>
      <text:p text:style-name="P6">5 Real Madrid</text:p>
      <text:p text:style-name="P6"/>
      <text:p text:style-name="P5">1<text:span text:style-name="T23">4</text:span>. <text:span text:style-name="T24">Being DATOS your current directory, copy all content of directory PRACTICA and its sub-directories</text:span> <text:span text:style-name="T24">to a new directory DOCS in the root (/home/yourhome/DOCS)</text:span></text:p>
      <text:p text:style-name="P5"/>
      <text:p text:style-name="P9"><text:span text:style-name="T13">18. </text:span><text:span text:style-name="T8">Change to directory</text:span><text:span text:style-name="T13"> </text:span><text:span text:style-name="T8">home/yourhome/DOCS/</text:span><text:span text:style-name="T9">DATOS</text:span><text:span text:style-name="T13"> u</text:span><text:span text:style-name="T8">sing a relative route</text:span></text:p>
      <text:p text:style-name="P5"/>
      <text:p text:style-name="P6"><text:span text:style-name="T6">19. </text:span><text:span text:style-name="T8">Create file clasi.org as a result of sort clasi.dat for second column.</text:span></text:p>
      <text:p text:style-name="P5"/>
      <text:p text:style-name="P5">20. <text:span text:style-name="T24">Delete created directories.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1a21de"/>
    </style:style>
    <style:style style:name="MT3" style:family="text">
      <style:text-properties fo:color="#999966" loext:opacity="100%" officeooo:rsid="001906f2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0" text:name="NumeroTema"/>
          <text:user-field-decl office:value-type="string" office:string-value="Linux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0</text:user-field-get></text:span><text:span text:style-name="MT1">. </text:span><text:span text:style-name="MT1"><text:user-field-get text:name="Tema">Linux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MP2"><text:span text:style-name="MT1">CF</text:span><text:span text:style-name="MT2">G</text:span><text:span text:style-name="MT1">S. D</text:span><text:span text:style-name="MT3">AM/DAW</text:span><text:span text:style-name="MT1"><text:tab/><text:tab/></text:span><text:span text:style-name="MT1"><text:user-field-get text:name="NumeroTema">10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MP3"/>
      </style:header>
      <style:footer>
        <text:p text:style-name="MP4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4H47M21S</meta:editing-duration>
    <meta:editing-cycles>28</meta:editing-cycles>
    <meta:generator>LibreOffice/7.3.2.2$Windows_X86_64 LibreOffice_project/49f2b1bff42cfccbd8f788c8dc32c1c309559be0</meta:generator>
    <meta:initial-creator>Alfredo Oltra Orengo</meta:initial-creator>
    <dc:date>2022-07-29T21:02:26.874000000</dc:date>
    <meta:document-statistic meta:table-count="0" meta:image-count="2" meta:object-count="0" meta:page-count="4" meta:paragraph-count="53" meta:word-count="438" meta:character-count="2722" meta:non-whitespace-character-count="2316"/>
  </office:meta>
</office:document-meta>
</file>